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10bfb19" officeooo:paragraph-rsid="010bfb19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  <style:style style:name="T22" style:family="text">
      <style:text-properties officeooo:rsid="0106a0e7"/>
    </style:style>
    <style:style style:name="T23" style:family="text">
      <style:text-properties officeooo:rsid="0107eb73"/>
    </style:style>
    <style:style style:name="T24" style:family="text">
      <style:text-properties officeooo:rsid="010a2875"/>
    </style:style>
    <style:style style:name="T25" style:family="text">
      <style:text-properties officeooo:rsid="010cfd0a"/>
    </style:style>
    <style:style style:name="T26" style:family="text">
      <style:text-properties officeooo:rsid="010e7f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16">Vendredi 02 juin</text:p>
      <text:p text:style-name="P16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17">Lundi 05 juin</text:p>
      <text:p text:style-name="P17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18">Mardi 06 juin</text:p>
      <text:p text:style-name="P18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3"/>
      <text:p text:style-name="P14">13h54- <text:span text:style-name="T22">17h : Légère correction sur le style des annonces longues et préparation des studios pour visite</text:span></text:p>
      <text:p text:style-name="P14"/>
      <text:p text:style-name="P19">Mercredi 7 juin</text:p>
      <text:p text:style-name="P19"/>
      <text:p text:style-name="P15">9h14 – <text:span text:style-name="T23">12h14 : Correction envoie de messages avec caractères spéciaux presque terminée, création des annonces pour les appartements disponibles sur le site et légère amélioration du style actuel pour la liste des appartements</text:span></text:p>
      <text:p text:style-name="P15"/>
      <text:p text:style-name="P20">13h31-<text:span text:style-name="T24">17h31 : Ajout effet de chargement quand la requête au serveur est faite + Visites, contact avec les potentiels locataires, réfléxion sur style du site</text:span></text:p>
      <text:p text:style-name="P20"/>
      <text:p text:style-name="P22">Jeudi 08 juin</text:p>
      <text:p text:style-name="P21"/>
      <text:p text:style-name="P21">9h00-12h00 : Modification affichage des photos → non satisfaisant, correction contenu texte page d’accueil.</text:p>
      <text:p text:style-name="P21"><text:soft-page-break/>13h30 – <text:span text:style-name="T25">17h30 : Changement page d’accueil, menu de navigation restreint, correction du format d’image </text:span><text:span text:style-name="T26">des annonces et commencement d’un formulaire de contact type logement-etudia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8T16:16:58.412802165</dc:date>
    <meta:editing-duration>P1DT8H26M42S</meta:editing-duration>
    <meta:editing-cycles>190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279" meta:character-count="1788" meta:non-whitespace-character-count="1528"/>
  </office:meta>
</office:document-meta>
</file>